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in" fo:border="none"/>
    </style:style>
    <style:style style:name="P3" style:family="paragraph" style:parent-style-name="Standard">
      <style:paragraph-properties fo:text-align="justify" style:justify-single-word="false" fo:padding="0in" fo:border="none"/>
      <style:text-properties fo:font-weight="bold" style:font-weight-asian="bold"/>
    </style:style>
    <style:style style:name="P4" style:family="paragraph" style:parent-style-name="Standard" style:list-style-name="WWNum2">
      <style:paragraph-properties fo:margin-left="0.5in" fo:margin-right="0in" fo:text-align="justify" style:justify-single-word="false" fo:text-indent="-0.25in" style:auto-text-indent="false" fo:padding="0in" fo:border="non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style="italic" style:font-style-asian="italic"/>
    </style:style>
    <style:style style:name="P9" style:family="paragraph" style:parent-style-name="Heading_20_1" style:master-page-name="Standard">
      <style:paragraph-properties fo:text-align="justify" style:justify-single-word="false" style:page-number="1" fo:padding="0in" fo:border="none"/>
    </style:style>
    <style:style style:name="P10" style:family="paragraph" style:parent-style-name="Heading_20_2">
      <style:paragraph-properties fo:padding="0in" fo:border="non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tyle="italic" style:text-underline-style="none" style:font-style-asian="italic"/>
    </style:style>
    <style:style style:name="T5" style:family="text">
      <style:text-properties style:font-name="Courier New" fo:font-weight="bold" style:font-name-asian="Courier New1" style:font-weight-asian="bold" style:font-name-complex="Courier New1"/>
    </style:style>
    <style:style style:name="T6" style:family="text">
      <style:text-properties style:text-underline-style="none"/>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jeucopnw253v"/>CS 252 Spring 2020- Lab Quiz 1</text:p>
      <text:p text:style-name="P10"><text:bookmark text:name="_8qorep5kviru"/>Jan 28th, 2020. Time: Upto 5:00 pm (SAFE quiz starts at 4pm) Max weight: 20%</text:p>
      <text:p text:style-name="Standard"><text:span text:style-name="T1">4 marks per question, in SAFE for multiple choice, there will be -1 negative marks for wrong answer. </text:span></text:p>
      <text:p text:style-name="P2"><text:span text:style-name="T2">You are given a trace file trace4.pcap. The trace has been taken by running </text:span><text:span text:style-name="T5">tcpdump</text:span><text:span text:style-name="T2"> on a host with IP address 192.168.0.106. <text:s/>Open this trace in wireshark and first answer the following questions. </text:span></text:p>
      <text:p text:style-name="P2"><text:span text:style-name="T2">This lab quiz will proceed in </text:span><text:span text:style-name="T3">two phases</text:span></text:p>
      <text:list xml:id="list2041076841" text:style-name="WWNum2">
        <text:list-item>
          <text:p text:style-name="P4"><text:span text:style-name="T2">First, you will be given time to answer the questions and type your answers below the questions, in this odt file. <text:s/>Justify all your answers briefly, stating the packet IDs, <text:s/>fields and values of fields <text:s/>from which you made your inferences. If you did any calculations, show the expression which is resulting in the <text:s/>final answer. </text:span></text:p>
        </text:list-item>
        <text:list-item>
          <text:p text:style-name="P4"><text:span text:style-name="T2">For ease of grading, however, we will be giving an objective quiz in SAFE, which you can answer quickly if you have answered all the questions in the odt file properly. The SAFE quiz will open by 400pm. </text:span></text:p>
        </text:list-item>
        <text:list-item>
          <text:p text:style-name="P4"><text:span text:style-name="T2">You </text:span><text:span text:style-name="T3">MUST also export your ODT to PDF and SUBMIT the PDF file. Your SAFE marks will not be considered valid without submission of these explanations. Your pdf submission will also be your ONLY recourse if you want to ask for any review of marks. </text:span></text:p>
        </text:list-item>
      </text:list>
      <text:p text:style-name="P3"/>
      <text:p text:style-name="P1"/>
      <text:list xml:id="list3084622457" text:style-name="WWNum1">
        <text:list-item>
          <text:p text:style-name="P5">Look at packet number 9. How does IP (Internet Protocol) know which next higher layer to send it to? Which next higher layer does it go to?</text:p>
        </text:list-item>
      </text:list>
      <text:p text:style-name="P6"/>
      <text:p text:style-name="P6"/>
      <text:list xml:id="list90527106313084" text:continue-numbering="true" text:style-name="WWNum1">
        <text:list-item>
          <text:p text:style-name="P5">Compare packets 6 and 7. <text:s/>How does Ethernet know which next higher layer to send each packet to?</text:p>
        </text:list-item>
      </text:list>
      <text:p text:style-name="P6"/>
      <text:p text:style-name="P6"/>
      <text:p text:style-name="P6"/>
      <text:list xml:id="list90527652528979" text:continue-numbering="true" text:style-name="WWNum1">
        <text:list-item>
          <text:p text:style-name="P5">Look at packet 14. Here, HTTP data is encapsulated by TCP, IP and Ethernet headers. What are the lengths of each these headers (in bytes)? <text:span text:style-name="T2">You can find this by studying the packet data interpreted by wireshark in the middle Pane, and by looking directly at the full packet data in the 3rd pane. Here, the grid in the middle has the raw bytes shown in hex, shown in rows of 16 bytes. The left column is the number of the first byte in the row, in hex (0000 = 0, 0010 = 16 , 0020 = 32, etc). You can click on <text:s/>a layer in the 2nd pane, and the bytes corresponding to the encapsulation of that layer will be highlighted in the 3rd pane). </text:span></text:p>
        </text:list-item>
      </text:list>
      <text:p text:style-name="P8"/>
      <text:p text:style-name="P8"/>
      <text:list xml:id="list90528655411982" text:continue-numbering="true" text:style-name="WWNum1">
        <text:list-item>
          <text:p text:style-name="P5">The trace has all sorts of packets but is overwhelmingly made of a trace of a connection related to one particular activity. What is that? ( Let’s call this connection X for further questions )</text:p>
        </text:list-item>
      </text:list>
      <text:p text:style-name="P7"/>
      <text:list xml:id="list90528336311865" text:continue-numbering="true" text:style-name="WWNum1">
        <text:list-item>
          <text:p text:style-name="P5">In connection X, at which ip address and port number is the “server” (the host <text:span text:style-name="T7">from</text:span> which file is being fetched) running?</text:p>
        </text:list-item>
      </text:list>
      <text:p text:style-name="P7"/>
      <text:list xml:id="list90527685857285" text:continue-numbering="true" text:style-name="WWNum1">
        <text:list-item>
          <text:p text:style-name="P5">What is the application layer protocol in connection X? </text:p>
        </text:list-item>
      </text:list>
      <text:p text:style-name="P7"><text:soft-page-break/></text:p>
      <text:list xml:id="list90527778166628" text:continue-numbering="true" text:style-name="WWNum1">
        <text:list-item>
          <text:p text:style-name="P5">In connection X, at which IP address and port number is the "client" running ( (the host which is <text:span text:style-name="T1">sending the request to </text:span><text:s/>fetch the file)? </text:p>
        </text:list-item>
      </text:list>
      <text:p text:style-name="P7"/>
      <text:list xml:id="list90528383500376" text:continue-numbering="true" text:style-name="WWNum1">
        <text:list-item>
          <text:p text:style-name="P5">What possible terminal command at the client could generate a trace as of connection X? </text:p>
        </text:list-item>
      </text:list>
      <text:p text:style-name="P7"/>
      <text:list xml:id="list90526815301176" text:continue-numbering="true" text:style-name="WWNum1">
        <text:list-item>
          <text:p text:style-name="P5">Can you see the client hostname in the trace? If yes what is it? </text:p>
        </text:list-item>
      </text:list>
      <text:p text:style-name="P7"/>
      <text:list xml:id="list90528783212428" text:continue-numbering="true" text:style-name="WWNum1">
        <text:list-item>
          <text:p text:style-name="P5">The <text:s/>string (not IP address) that refers to the server <text:s/>of connection X is of the format a.b.c.d. The last 3 parts (“b.c.d”) are? </text:p>
        </text:list-item>
      </text:list>
      <text:p text:style-name="P7"/>
      <text:p text:style-name="P7"/>
      <text:list xml:id="list90528246453380" text:continue-numbering="true" text:style-name="WWNum1">
        <text:list-item>
          <text:p text:style-name="P5">Look at packets 5 and 6. What is being done through packet 5 ?</text:p>
        </text:list-item>
      </text:list>
      <text:p text:style-name="P6"/>
      <text:list xml:id="list90528440970044" text:continue-numbering="true" text:style-name="WWNum1">
        <text:list-item>
          <text:p text:style-name="P5">What is being done through packet 6 ?</text:p>
        </text:list-item>
      </text:list>
      <text:p text:style-name="P7"/>
      <text:list xml:id="list90527563182738" text:continue-numbering="true" text:style-name="WWNum1">
        <text:list-item>
          <text:p text:style-name="P5">What is the name of the highest layer protocol in packets 5 and 6. </text:p>
        </text:list-item>
      </text:list>
      <text:p text:style-name="P7"/>
      <text:list xml:id="list90527005145289" text:continue-numbering="true" text:style-name="WWNum1">
        <text:list-item>
          <text:p text:style-name="P5">How many packets are exchanged <text:span text:style-name="T1">as part of connection X only (including connection setup and teardown</text:span>? (<text:span text:style-name="T2">Hint: filter correctly and see footer in wireshark. <text:s/>Filter fields ip.addr, tcp.port, boolean operators “and” “or” maybe useful. E.g. <text:s/>ip.addr == 10.105.9.8 and tcp.port == 1789 <text:s/>)</text:span></text:p>
        </text:list-item>
      </text:list>
      <text:p text:style-name="P8"/>
      <text:p text:style-name="P7"/>
      <text:list xml:id="list90527909295084" text:continue-numbering="true" text:style-name="WWNum1">
        <text:list-item>
          <text:p text:style-name="P5">A user usually refers to a server by its name a.b.c.d (e.g. <text:a xlink:type="simple" xlink:href="http://www.cse.iitb.ac.in" text:style-name="ListLabel_20_19" text:visited-style-name="ListLabel_20_19"><text:span text:style-name="T8">www.cse.iitb.ac.in</text:span></text:a>). The network has to find the IP address corresponding to this name, this is done by querying a “DNS” server. What is the IP address of the DNS server which is queried to find the server IP address from which the file is fetched? (<text:span text:style-name="T2">Clear any filters for connection X and look for the relevant packets in the trace)</text:span></text:p>
        </text:list-item>
      </text:list>
      <text:p text:style-name="P7"/>
      <text:list xml:id="list90527744647337" text:continue-numbering="true" text:style-name="WWNum1">
        <text:list-item>
          <text:p text:style-name="P5">The packet number 14 is transferred <text:s/>from which link layer network interface address (MAC address) to which link layer network interface address (MAC addr)? </text:p>
        </text:list-item>
      </text:list>
      <text:p text:style-name="P7"/>
      <text:list xml:id="list90528606841913" text:continue-numbering="true" text:style-name="WWNum1">
        <text:list-item>
          <text:p text:style-name="P5"><text:s/>The packet number 14 is going from ___________ (IP addr) to ___________ (IP addr)?</text:p>
        </text:list-item>
      </text:list>
      <text:p text:style-name="P6"/>
      <text:list xml:id="list90528347876686" text:continue-numbering="true" text:style-name="WWNum1">
        <text:list-item>
          <text:p text:style-name="P5">Using information in packet numbers 5,6 and 14 (and answers to above questions) can you infer whether there is a direct link between the two end-hosts of Connection X. Do not use any reasoning other than what is evident in these packets. What was your reasoning?</text:p>
        </text:list-item>
      </text:list>
      <text:p text:style-name="P6"><text:soft-page-break/></text:p>
      <text:list xml:id="list90526906174137" text:continue-numbering="true" text:style-name="WWNum1">
        <text:list-item>
          <text:p text:style-name="P5">What is the ip address and MAC address of the next hop (directly connected node) from the client to server in Connection X? </text:p>
        </text:list-item>
      </text:list>
      <text:p text:style-name="P7"/>
      <text:list xml:id="list90527025590987" text:continue-numbering="true" text:style-name="WWNum1">
        <text:list-item>
          <text:p text:style-name="P5">Now look at packets from the server to client in packet number range 18 to 32 <text:s/>(inclusive) for questions 15 to 17. How many packets came to the client from the server in this range? </text:p>
        </text:list-item>
      </text:list>
      <text:p text:style-name="P7"/>
      <text:list xml:id="list90527511959118" text:continue-numbering="true" text:style-name="WWNum1">
        <text:list-item>
          <text:p text:style-name="P5">Look at packets from the server to client in packet number range 18 to 32. What is the average interarrival time of packets (in milliseconds) coming to the client from the server in this duration? <text:span text:style-name="T2">(Numbers only, do not write units)</text:span></text:p>
        </text:list-item>
      </text:list>
      <text:p text:style-name="P7"/>
      <text:list xml:id="list90528057257819" text:continue-numbering="true" text:style-name="WWNum1">
        <text:list-item>
          <text:p text:style-name="P5">Look at packets from the server to client in packet number range 18 to 32. What is the “raw” throughput achieved in this connection? (See length field in packets 18-32 and time in which they were received).</text:p>
        </text:list-item>
      </text:list>
      <text:p text:style-name="P7"/>
      <text:p text:style-name="P7"/>
      <text:list xml:id="list90527234391332" text:continue-numbering="true" text:style-name="WWNum1">
        <text:list-item>
          <text:p text:style-name="P5">What is the latency from the connection setup request by the client (“SYN” packet), to getting the first <text:s/>packet with application data (which has some information about the file)? (<text:span text:style-name="T2">Hint look in the full packet data window for ‘TCP payload’. In this payload look for HTTP headers - this is the first real application data, like which version of HTTP, what type of file is being sent, etc) <text:s/>Enter the answer in seconds, (numbers only, do not write units). For example : 0.2254 </text:span></text:p>
        </text:list-item>
      </text:list>
      <text:p text:style-name="P6"/>
      <text:list xml:id="list90528177947115" text:continue-numbering="true" text:style-name="WWNum1">
        <text:list-item>
          <text:p text:style-name="P5">What is the latency from the connection setup request by the client (“SYN”), to getting the last <text:s/>packet of the file? (<text:span text:style-name="T2">Hint: Look for the packet which has some pdf data AND has the EOF character) </text:span></text:p>
        </text:list-item>
      </text:list>
      <text:p text:style-name="P7"><text:span text:style-name="T2">Enter the answer in seconds (numbers only, do not write units). For example : 0.2254</text:span></text:p>
      <text:p text:style-name="P6"/>
      <text:p text:style-name="P6"/>
      <text:list xml:id="list90527532187330" text:continue-numbering="true" text:style-name="WWNum1">
        <text:list-item>
          <text:p text:style-name="P5">What is the effective throughput (in Mbps = megabits per second) of the whole connection? [File size / (Receiving time of Last packet of file - connection setup request sending time)]. <text:s/><text:span text:style-name="T2">Enter the answer in Mbps <text:s/>(numbers only, do not write units). For example :- 0.2254 <text:s text:c="2"/>Hint: file size = Content length - you should look for this in the correct packet.</text:span></text:p>
        </text:list-item>
      </text:list>
      <text:p text:style-name="P6"/>
      <text:list xml:id="list90527355061408" text:continue-numbering="true" text:style-name="WWNum1">
        <text:list-item>
          <text:p text:style-name="P5">What do you think is the bigger contributor to the overall file transfer time? </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5" meta:word-count="1146" meta:character-count="6233" meta:non-whitespace-character-count="5110"/>
    <meta:generator>LibreOfficeDev/6.0.5.2$Linux_X86_64 LibreOffice_project/</meta:generator>
  </office:meta>
</office:document-meta>
</file>